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"/>
    <style:style style:name="P2" style:family="paragraph"/>
    <style:style style:name="T1" style:family="text"/>
  </office:automatic-styles>
  <office:body>
    <office:text>
      <text:tracked-changes>
        <text:changed-region text:id="D">
          <text:deletion>
            <office:change-info>
              <dc:creator>Ganesh Paramasivam</dc:creator>
              <dc:date>2011-03-09T13:42:59.694+05:30</dc:date>
            </office:change-info>
            <text:p text:style-name="P2"><text:span text:style-name="T1">This will be deleted.</text:span></text:p>
            <text:p text:style-name="P1">This will also be deleted.</text:p>
          </text:deletion>
        </text:changed-region>
      </text:tracked-changes>
      <text:p text:style-name="P1">This will remain in the first paragraph.<text:change text:change-id="D"/><text:span text:style-name="T1"><text:s/>This will remai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  <style:text-properties fo:color="#000000" fo:font-family="Sans Serif" fo:font-size="12.000000000000000pt"/>
    </style:default-style>
    <style:style style:name="Bullet_List" style:display-name="Bullet List" style:family="paragraph" style:list-style-name="L">
      <style:paragraph-properties fo:padding-top="0.000000000000000pt"/>
    </style:style>
    <style:style style:name="Head_1" style:display-name="Head 1" style:family="paragraph">
      <style:paragraph-properties fo:padding-top="0.000000000000000pt"/>
      <style:text-properties fo:font-size="20.000000000000000pt" fo:font-weight="bold"/>
    </style:style>
    <style:style style:name="Head_2" style:display-name="Head 2" style:family="paragraph">
      <style:paragraph-properties fo:padding-top="0.000000000000000pt"/>
      <style:text-properties fo:font-size="16.000000000000000pt" fo:font-weight="bold"/>
    </style:style>
    <style:style style:name="Head_3" style:display-name="Head 3" style:family="paragraph">
      <style:paragraph-properties fo:padding-top="0.000000000000000pt"/>
      <style:text-properties fo:font-size="12.000000000000000pt" fo:font-weight="bold"/>
    </style:style>
    <text:list-style style:name="L" style:display-name="L">
      <text:list-level-style-bullet text:level="1" text:bullet-char="•">
        <style:list-level-properties/>
        <style:text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</meta:generator>
    <dc:title/>
    <meta:initial-creator>Unknown</meta:initial-creator>
    <meta:editing-cycles>0</meta:editing-cycles>
    <dc:date>2011-03-22T15:17:08</dc:date>
    <meta:creation-date>2011-03-09T13:42:06</meta:creation-date>
    <dc:creator>Ganesh</dc:creator>
  </office:meta>
</office:document-meta>
</file>